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ntum computing</text:p>
      <text:p text:style-name="Standard">A quantum computer is a (real or theoretical) computer that uses quantum mechanical phenomena in an essential way: it exploits superposed and entangled states, and the intrinsically non-deterministic outcomes of quantum measurements, as features of its computation. Quantum computers can be viewed as sampling from quantum systems that evolve in ways classically described as operating on an enormous number of possibilities simultaneously, though still subject to strict computational constraints. By contrast, ordinary ("classical") computers operate according to deterministic rules. Any classical computer can, in principle, be replicated by a (classical) mechanical device such as a Turing machine, with only polynomial overhead in time. Quantum computers, on the other hand are believed to require exponentially more resources to simulate classically. It is widely believed that a scalable quantum computer could perform some calculations exponentially faster than any classical computer. Theoretically, a large-scale quantum computer could break some widely used public-key cryptographic schemes and aid physicists in performing physical simulations. However, current hardware implementations of quantum computation are largely experimental and only suitable for specialized tasks.<text:line-break/>The basic unit of information in quantum computing, the qubit (or "quantum bit"), serves the same function as the bit in ordinary or "classical" computing. However, unlike a classical bit, which can be in one of two states (a binary), a qubit can exist in a linear combination of two states known as a quantum superposition. The result of measuring a qubit is one of the two states given by a probabilistic rule. If a quantum computer manipulates the qubit in a particular way, wave interference effects amplify probability of the desired measurement result. The design of quantum algorithms involves creating procedures that allow a quantum computer to perform this amplification.<text:line-break/>Quantum computers are not yet practical for real-world applications. Physically engineering high-quality qubits has proven to be challenging. If a physical qubit is not sufficiently isolated from its environment, it suffers from quantum decoherence, introducing noise into calculations. National governments have invested heavily in experimental research aimed at developing scalable qubits with longer coherence times and lower error rates. Example implementations include superconductors (which isolate an electrical current by eliminating electrical resistance) and ion traps (which confine a single atomic particle using electromagnetic fields). Researchers have claimed, and are widely believed to be correct, that certain quantum devices can outperform classical computers on narrowly defined tasks, a milestone referred to as quantum advantage or quantum supremacy. These tasks are not necessarily useful for real-world ap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12" meta:character-count="2928" meta:non-whitespace-character-count="2518"/>
    <meta:user-defined meta:name="AppVersion">14.0000</meta:user-defined>
    <meta:template xlink:type="simple" xlink:actuate="onRequest" xlink:title="Normal.dotm" xlink:href=""/>
  </office:meta>
</office:document-meta>
</file>